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statusirish">
      <style:paragraph-properties fo:margin-top="0.199cm" fo:margin-bottom="0.199cm" fo:background-color="transparent" text:number-lines="false" text:line-number="0">
        <style:background-image/>
      </style:paragraph-properties>
    </style:style>
    <style:style style:name="P6" style:family="paragraph" style:parent-style-name="hr">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
    </style:style>
    <style:style style:name="P8" style:family="paragraph" style:parent-style-name="statusenglish">
      <style:paragraph-properties fo:background-color="#ffffff" text:number-lines="false" text:line-number="0">
        <style:background-image/>
      </style:paragraph-properties>
    </style:style>
    <style:style style:name="P9" style:family="paragraph" style:parent-style-name="actsreferredto">
      <style:paragraph-properties fo:break-before="page"/>
    </style:style>
    <style:style style:name="P10" style:family="paragraph" style:parent-style-name="graphic">
      <style:paragraph-properties fo:break-before="page" text:number-lines="false" text:line-number="0"/>
    </style:style>
    <style:style style:name="P11" style:family="paragraph" style:parent-style-name="longtitle">
      <style:paragraph-properties text:number-lines="true" text:line-number="5"/>
    </style:style>
    <style:style style:name="P12" style:family="paragraph" style:parent-style-name="arrangementofsections">
      <style:paragraph-properties fo:text-align="start" style:justify-single-word="false"/>
    </style:style>
    <style:style style:name="P13" style:family="paragraph" style:parent-style-name="actreferredto">
      <style:paragraph-properties>
        <style:tab-stops/>
      </style:paragraph-properties>
    </style:style>
    <style:style style:name="P14" style:family="paragraph" style:parent-style-name="shorttitleenglish">
      <style:paragraph-properties text:number-lines="true" text:line-number="0"/>
    </style:style>
    <style:style style:name="P15" style:family="paragraph" style:parent-style-name="centered">
      <style:paragraph-properties text:number-lines="false" text:line-number="0"/>
      <style:text-properties style:font-name="Times New Roman3" style:font-name-asian="Times New Roman3" style:font-name-complex="Times New Roman3"/>
    </style:style>
    <style:style style:name="P16" style:family="paragraph" style:parent-style-name="centered">
      <style:paragraph-properties text:number-lines="false" text:line-number="0"/>
      <style:text-properties style:font-name="Times New Roman3" fo:font-style="italic" style:font-name-asian="Times New Roman3" style:font-style-asian="italic" style:font-name-complex="Times New Roman3"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3" style:font-name-asian="Times New Roman3" style:font-name-complex="Times New Roman3"/>
    </style:style>
    <style:style style:name="P19" style:family="paragraph" style:parent-style-name="bill">
      <style:paragraph-properties text:number-lines="false" text:line-number="0"/>
    </style:style>
    <style:style style:name="P20" style:family="paragraph" style:parent-style-name="shorttitlebackpage">
      <style:paragraph-properties text:number-lines="false" text:line-number="0"/>
    </style:style>
    <style:style style:name="P21" style:family="paragraph" style:parent-style-name="hr2">
      <style:paragraph-properties text:number-lines="false" text:line-number="0"/>
    </style:style>
    <style:style style:name="P22" style:family="paragraph" style:parent-style-name="hr2">
      <style:paragraph-properties text:number-lines="false" text:line-number="0"/>
      <style:text-properties style:font-name="Times New Roman"/>
    </style:style>
    <style:style style:name="P23" style:family="paragraph" style:parent-style-name="hr2">
      <style:paragraph-properties text:number-lines="false" text:line-number="0"/>
      <style:text-properties style:font-name="Times New Roman3" style:font-name-asian="Times New Roman3" style:font-name-complex="Times New Roman3"/>
    </style:style>
    <style:style style:name="P24" style:family="paragraph" style:parent-style-name="asinitiated">
      <style:paragraph-properties text:number-lines="false" text:line-number="0"/>
    </style:style>
    <style:style style:name="P25" style:family="paragraph" style:parent-style-name="Standard" style:master-page-name="frontcover">
      <style:paragraph-properties style:page-number="1"/>
    </style:style>
    <style:style style:name="P26"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Times New Roman"/>
    </style:style>
    <style:style style:name="T5" style:family="text">
      <style:text-properties style:font-name="Times New Roman" fo:font-style="italic" fo:font-weight="normal" style:font-style-asian="italic" style:font-weight-asian="normal" style:font-style-complex="italic" style:font-weight-complex="normal"/>
    </style:style>
    <style:style style:name="T6" style:family="text">
      <style:text-properties style:font-name="Times New Roman" style:font-name-asian="Times New Roman3" style:font-name-complex="Times New Roman3"/>
    </style:style>
    <style:style style:name="T7" style:family="text">
      <style:text-properties style:font-name="Times New Roman3"/>
    </style:style>
    <style:style style:name="T8" style:family="text">
      <style:text-properties style:font-name="Times New Roman3" style:font-name-asian="Times New Roman3" style:font-name-complex="Times New Roman3"/>
    </style:style>
    <style:style style:name="T9" style:family="text">
      <style:text-properties fo:font-style="italic" style:font-style-asian="italic" style:font-style-complex="italic"/>
    </style:style>
    <style:style style:name="T10"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51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BILLE AN GHARDA SÍOCHÁNA (OIFIGÍ SINSEARACHA A CHEAPADH), 2016" text:name="GA_shorttitle"/>
        <text:user-field-decl office:value-type="string" office:string-value="Garda Síochána (Appointment of Senior Officers)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amend the Garda Síochána Acts 2005 to 2015 to provide for the appointment of persons to the ranks of Garda Commissioner and Deputy Garda Commissioner by An tÚdarás Póilíneachta." text:name="EN_longtitle"/>
        <text:user-field-decl office:value-type="string" office:string-value="GA_shorttitle_caps" text:name="GA_shorttitle_caps"/>
      </text:user-field-decls>
      <text:p text:style-name="P25"/>
      <text:p text:style-name="Standard"/>
      <text:p text:style-name="graphic_5f_frontpage"/>
      <text:p text:style-name="hr"/>
      <text:p text:style-name="shorttitleirish_5f_frontpage"><text:span text:style-name="bold_5f_noitalic_5f_nounderline"><text:span text:style-name="T4">Bille an Gharda Síochána (Oifigí Sinsearacha a Cheapadh), 2016</text:span></text:span></text:p>
      <text:p text:style-name="shorttitleenglish_5f_frontpage"><text:span text:style-name="bold_5f_noitalic_5f_nounderline"><text:span text:style-name="T4">Garda Síochána (Appointment of Senior Officers) Bill 2016</text:span></text:span></text:p>
      <text:p text:style-name="P7"/>
      <text:p text:style-name="asinitiated"><text:span text:style-name="bold_5f_noitalic_5f_nounderline"><text:span text:style-name="T5">Mar a tionscnaíodh</text:span></text:span></text:p>
      <text:p text:style-name="asinitiated"><text:span text:style-name="bold_5f_noitalic_5f_nounderline"><text:span text:style-name="T5">As initiated</text:span></text:span></text:p>
      <text:p text:style-name="hr"/>
      <text:p text:style-name="P26"/>
      <text:p text:style-name="hr"/>
      <text:p text:style-name="shorttitleirish"><text:user-field-get text:name="GA_shorttitle">BILLE AN GHARDA SÍOCHÁNA (OIFIGÍ SINSEARACHA A CHEAPADH), 2016</text:user-field-get></text:p>
      <text:p text:style-name="shorttitleenglish"><text:span text:style-name="bold_5f_noitalic_5f_nounderline"><text:span text:style-name="T2"><text:user-field-get text:name="EN_shorttitle">Garda Síochána (Appointment of Senior Officers) Bill 2016</text:user-field-get></text:span></text:span><text:span text:style-name="bold_5f_noitalic_5f_nounderline"><text:span text:style-name="T2"> </text:span></text:span></text:p>
      <text:p text:style-name="hr"/>
      <text:p text:style-name="P5"><text:span text:style-name="nobold_5f_italic_5f_nounderline"><text:user-field-get text:name="GA_DOC_STAGE">Mar a tionscnaíodh</text:user-field-get></text:span></text:p>
      <text:p text:style-name="P8"><text:span text:style-name="nobold_5f_italic_5f_nounderline"><text:user-field-get text:name="EN_DOC_STAGE">As initiated</text:user-field-get></text:span></text:p>
      <text:p text:style-name="hr"/>
      <text:p text:style-name="P6"/>
      <text:p text:style-name="arrangementofsections">CONTENTS</text:p>
      <text:p text:style-name="arrangementofsections"/>
      <text:p text:style-name="P12">Section</text:p>
      <text:p text:style-name="tocsectionnumber">1. <text:s/><text:bookmark-ref text:reference-format="text" text:ref-name="toc_book_1">Definitions</text:bookmark-ref></text:p>
      <text:p text:style-name="tocsectionnumber">2. <text:s/><text:bookmark-ref text:reference-format="text" text:ref-name="toc_book_2">Appointment of Garda Commissioner</text:bookmark-ref></text:p>
      <text:p text:style-name="tocsectionnumber">3. <text:s/><text:bookmark-ref text:reference-format="text" text:ref-name="toc_book_3">Appointment of Deputy Garda Commissioners</text:bookmark-ref></text:p>
      <text:p text:style-name="tocsectionnumber">4. <text:s/><text:bookmark-ref text:reference-format="text" text:ref-name="toc_book_4">Short title, collective citation and commencement</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9">Acts Referred to</text:p>
          </text:index-title>
          <text:p text:style-name="P13">Garda Síochána Act 2005 (No. 20)</text:p>
          <text:p text:style-name="P13">Garda Síochána Acts 2005 to 2015</text:p>
        </text:index-body>
      </text:alphabetical-index>
      <text:p text:style-name="Standard"/>
      <text:p text:style-name="P10"/>
      <text:p text:style-name="hr"/>
      <text:p text:style-name="shorttitleirish"><text:hidden-text text:condition="ooow:" text:string-value="P3:L1" text:is-hidden="true"/><text:user-field-get text:name="GA_shorttitle">BILLE AN GHARDA SÍOCHÁNA (OIFIGÍ SINSEARACHA A CHEAPADH), 2016</text:user-field-get></text:p>
      <text:p text:style-name="P14"><text:hidden-text text:condition="ooow:" text:string-value="P3:L2" text:is-hidden="true"/><text:span text:style-name="bold_5f_noitalic_5f_nounderline"><text:span text:style-name="T2"><text:user-field-get text:name="EN_shorttitle">Garda Síochána (Appointment of Senior Officers) Bill 2016</text:user-field-get></text:span></text:span><text:span text:style-name="bold_5f_noitalic_5f_nounderline"><text:span text:style-name="T2"> </text:span></text:span></text:p>
      <text:p text:style-name="hr"/>
      <text:p text:style-name="bill"><text:hidden-text text:condition="ooow:" text:string-value="P3:L3" text:is-hidden="true"/><text:user-field-get text:name="STATUS">Bill</text:user-field-get></text:p>
      <text:p text:style-name="entitled"><text:hidden-text text:condition="ooow:" text:string-value="P3:L4" text:is-hidden="true"/>entitled</text:p>
      <text:p text:style-name="P11"><text:hidden-text text:condition="ooow:" text:string-value="P3:L5" text:is-hidden="true"/>An Act to amend the <text:alphabetical-index-mark-start text:id="IMark470753516"/>Garda Síochána Acts 2005 to 2015<text:alphabetical-index-mark-end text:id="IMark470753516"/> to provide for the appointment <text:hidden-text text:condition="ooow:" text:string-value="P3:L6" text:is-hidden="true"/>of persons to the ranks of Garda Commissioner and Deputy Garda Commissioner by An <text:hidden-text text:condition="ooow:" text:string-value="P3:L7" text:is-hidden="true"/>tÚdarás Póilíneachta.</text:p>
      <text:p text:style-name="enacted"><text:hidden-text text:condition="ooow:" text:string-value="P3:L8" text:is-hidden="true"/>Be it enacted by the Oireachtas as follows:</text:p>
      <text:p text:style-name="shouldernote"><text:hidden-text text:condition="ooow:" text:string-value="P3:L9" text:is-hidden="true"/><text:bookmark-start text:name="toc_book_1"/>Definitions<text:bookmark-end text:name="toc_book_1"/></text:p>
      <text:p text:style-name="section"><text:hidden-text text:condition="ooow:" text:string-value="P3:L10" text:is-hidden="true"/><text:reference-mark-start text:name="sectionnumber_1"/><text:span text:style-name="T2"><text:sequence text:ref-name="refsectionnumber0" text:name="sectionnumber" style:num-format="1">1</text:sequence></text:span><text:reference-mark-end text:name="sectionnumber_1"/><text:span text:style-name="T2">.</text:span><text:tab/>In this Act⁠—</text:p>
      <text:p text:style-name="section"><text:hidden-text text:condition="ooow:" text:string-value="P3:L11" text:is-hidden="true"/><text:tab/>“Act of 2005” means the <text:alphabetical-index-mark text:string-value="Garda Síochána Act 2005 (No. 20)"/><text:a xlink:type="simple" xlink:href="http://www.irishstatutebook.ie/2005/en/act/pub/0020/index.html">Garda Síochána Act 2005</text:a>;</text:p>
      <text:p text:style-name="section"><text:hidden-text text:condition="ooow:" text:string-value="P3:L12" text:is-hidden="true"/><text:tab/>“Authority” means An tÚdarás Póilíneachta/the Policing Authority;</text:p>
      <text:p text:style-name="section"><text:hidden-text text:condition="ooow:" text:string-value="P3:L13" text:is-hidden="true"/><text:tab/>“Minister” means the Minister for Justice and Equality;</text:p>
      <text:p text:style-name="section"><text:hidden-text text:condition="ooow:" text:string-value="P3:L14" text:is-hidden="true"/><text:tab/>“Service” means the Public Appointments Service.</text:p>
      <text:p text:style-name="shouldernote"><text:hidden-text text:condition="ooow:" text:string-value="P3:L15" text:is-hidden="true"/><text:bookmark-start text:name="toc_book_2"/>Appointment of Garda Commissioner<text:bookmark-end text:name="toc_book_2"/></text:p>
      <text:p text:style-name="subsection"><text:hidden-text text:condition="ooow:" text:string-value="P3:L16"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text:reference-mark-start text:name="subsectionnumber_1"/>(<text:sequence text:ref-name="refsubsectionnumber0" text:name="subsectionnumber" style:num-format="1">1</text:sequence>)<text:reference-mark-end text:name="subsectionnumber_1"/><text:tab/>The Act of 2005 is amended by the substitution of the following section for section 9:</text:p>
      <text:p text:style-name="subsection_5f_insert"><text:hidden-text text:condition="ooow:" text:string-value="P3:L17" text:is-hidden="true"/><text:tab/><text:span text:style-name="T3">“9.</text:span> (1)<text:tab/>Subject to this section, the appointment of a person to be the <text:hidden-text text:condition="ooow:" text:string-value="P3:L18" text:is-hidden="true"/>Commissioner of the Garda Síochána shall be made by the Authority.</text:p>
      <text:p text:style-name="subsection_5f_insert"><text:hidden-text text:condition="ooow:" text:string-value="P3:L19" text:is-hidden="true"/><text:tab/>(2)<text:tab/>The Authority shall not appoint a person under subsection (1) unless it <text:hidden-text text:condition="ooow:" text:string-value="P3:L20" text:is-hidden="true"/>has, following consultation with the Government, invited the Service <text:hidden-text text:condition="ooow:" text:string-value="P3:L21" text:is-hidden="true"/>to undertake a selection competition for that purpose and the Service <text:hidden-text text:condition="ooow:" text:string-value="P3:L22" text:is-hidden="true"/>has undertaken such a competition.</text:p>
      <text:p text:style-name="subsection_5f_insert"><text:hidden-text text:condition="ooow:" text:string-value="P3:L23" text:is-hidden="true"/><text:tab/>(3)<text:tab/>The Authority shall agree with the Service the requirements relating to <text:hidden-text text:condition="ooow:" text:string-value="P3:L24" text:is-hidden="true"/>knowledge, ability and suitability for appointment as the Garda <text:hidden-text text:condition="ooow:" text:string-value="P3:L25" text:is-hidden="true"/>Commissioner for the purposes of a selection competition under this <text:hidden-text text:condition="ooow:" text:string-value="P3:L26" text:is-hidden="true"/>section.</text:p>
      <text:p text:style-name="subsection_5f_insert"><text:hidden-text text:condition="ooow:" text:string-value="P3:L27" text:is-hidden="true"/><text:tab/>(4)<text:tab/>A person shall not be appointed by the Authority under subsection (1) <text:hidden-text text:condition="ooow:" text:string-value="P3:L28" text:is-hidden="true"/>unless it is satisfied that the person is suitable for appointment as the <text:hidden-text text:condition="ooow:" text:string-value="P3:L29" text:is-hidden="true"/>Garda Commissioner by reason of his or her possessing such relevant <text:hidden-text text:condition="ooow:" text:string-value="P3:L30" text:is-hidden="true"/>experience, qualifications, training or expertise as is appropriate <text:hidden-text text:condition="ooow:" text:string-value="P3:L31" text:is-hidden="true"/>having regard, in particular, to the functions assigned to the Garda <text:soft-page-break/><text:hidden-text text:condition="ooow:" text:string-value="P4:L1" text:is-hidden="true"/>Commissioner by or under this Act.</text:p>
      <text:p text:style-name="subsection_5f_insert"><text:hidden-text text:condition="ooow:" text:string-value="P4:L2" text:is-hidden="true"/><text:tab/>(5)<text:tab/>The Service shall provide the Authority with particulars of the <text:hidden-text text:condition="ooow:" text:string-value="P4:L3" text:is-hidden="true"/>experience, qualifications, training and expertise of a person whom it <text:hidden-text text:condition="ooow:" text:string-value="P4:L4" text:is-hidden="true"/>recommends for appointment by the Authority under subsection (1) for <text:hidden-text text:condition="ooow:" text:string-value="P4:L5" text:is-hidden="true"/>appointment as the Garda Commissioner.</text:p>
      <text:p text:style-name="subsection_5f_insert"><text:hidden-text text:condition="ooow:" text:string-value="P4:L6" text:is-hidden="true"/><text:tab/>(6)<text:tab/>A person who holds the office of Garda Commissioner may resign <text:hidden-text text:condition="ooow:" text:string-value="P4:L7" text:is-hidden="true"/>from office by notice in writing addressed to the Authority and the <text:hidden-text text:condition="ooow:" text:string-value="P4:L8" text:is-hidden="true"/>resignation shall take effect on the date the Authority receives the <text:hidden-text text:condition="ooow:" text:string-value="P4:L9" text:is-hidden="true"/>notice or, if a date is specified in the notice and the Authority agrees to <text:hidden-text text:condition="ooow:" text:string-value="P4:L10" text:is-hidden="true"/>that date, on that date.</text:p>
      <text:p text:style-name="subsection_5f_insert"><text:hidden-text text:condition="ooow:" text:string-value="P4:L11" text:is-hidden="true"/><text:tab/>(7)<text:tab/>The Authority shall, as soon as may be, inform the Minister of the <text:hidden-text text:condition="ooow:" text:string-value="P4:L12" text:is-hidden="true"/>resignation of a person under subsection (6).”.</text:p>
      <text:p text:style-name="subsection"><text:hidden-text text:condition="ooow:" text:string-value="P4:L13" text:is-hidden="true"/><text:tab/><text:reference-mark-start text:name="subsectionnumber_2"/>(<text:sequence text:ref-name="refsubsectionnumber1" text:name="subsectionnumber" text:formula="ooow:subsectionnumber+1" style:num-format="1">2</text:sequence>)<text:reference-mark-end text:name="subsectionnumber_2"/><text:tab/>Subject to section 11 of the Principal Act, the person who, on the commencement of <text:hidden-text text:condition="ooow:" text:string-value="P4:L14" text:is-hidden="true"/>this section, holds the office of Garda Commissioner continues in office in accordance <text:hidden-text text:condition="ooow:" text:string-value="P4:L15" text:is-hidden="true"/>with the terms and conditions of his or her appointment.</text:p>
      <text:p text:style-name="shouldernote"><text:hidden-text text:condition="ooow:" text:string-value="P4:L16" text:is-hidden="true"/><text:bookmark-start text:name="toc_book_3"/>Appointment of Deputy Garda Commissioners<text:bookmark-end text:name="toc_book_3"/></text:p>
      <text:p text:style-name="subsection"><text:hidden-text text:condition="ooow:" text:string-value="P4:L17" text:is-hidden="true"/><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ext:reference-mark-start text:name="subsectionnumber_3"/>(<text:sequence text:ref-name="refsubsectionnumber2" text:name="subsectionnumber" style:num-format="1">1</text:sequence>)<text:reference-mark-end text:name="subsectionnumber_3"/><text:tab/>The Act of 2005 is amended by the substitution of the following section for section <text:hidden-text text:condition="ooow:" text:string-value="P4:L18" text:is-hidden="true"/>10:</text:p>
      <text:p text:style-name="subsection_5f_insert"><text:hidden-text text:condition="ooow:" text:string-value="P4:L19" text:is-hidden="true"/><text:tab/><text:span text:style-name="T3">“10.</text:span> (1)<text:tab/>The Government may determine the number of persons who may be <text:hidden-text text:condition="ooow:" text:string-value="P4:L20" text:is-hidden="true"/>appointed to the rank of Deputy Garda Commissioner and, subject to <text:hidden-text text:condition="ooow:" text:string-value="P4:L21" text:is-hidden="true"/>this section, the appointment of a person to that rank shall be made by <text:hidden-text text:condition="ooow:" text:string-value="P4:L22" text:is-hidden="true"/>the Authority.</text:p>
      <text:p text:style-name="subsection_5f_insert"><text:hidden-text text:condition="ooow:" text:string-value="P4:L23" text:is-hidden="true"/><text:tab/>(2)<text:tab/>The Authority shall not appoint a person under subsection (1) unless it <text:hidden-text text:condition="ooow:" text:string-value="P4:L24" text:is-hidden="true"/>has, following consultation with the Government, invited the Service <text:hidden-text text:condition="ooow:" text:string-value="P4:L25" text:is-hidden="true"/>to undertake a selection competition for that purpose and the Service <text:hidden-text text:condition="ooow:" text:string-value="P4:L26" text:is-hidden="true"/>has undertaken such a competition.</text:p>
      <text:p text:style-name="subsection_5f_insert"><text:hidden-text text:condition="ooow:" text:string-value="P4:L27" text:is-hidden="true"/><text:tab/>(3)<text:tab/>The Authority shall agree with the Service the requirements relating to <text:hidden-text text:condition="ooow:" text:string-value="P4:L28" text:is-hidden="true"/>knowledge, ability and suitability for appointment to the rank of <text:hidden-text text:condition="ooow:" text:string-value="P4:L29" text:is-hidden="true"/>Deputy Garda Commissioner for the purposes of a selection <text:hidden-text text:condition="ooow:" text:string-value="P4:L30" text:is-hidden="true"/>competition under this section.</text:p>
      <text:p text:style-name="subsection_5f_insert"><text:hidden-text text:condition="ooow:" text:string-value="P4:L31" text:is-hidden="true"/><text:tab/>(4)<text:tab/>A person shall not be appointed by the Authority under subsection (1) <text:hidden-text text:condition="ooow:" text:string-value="P4:L32" text:is-hidden="true"/>unless it is satisfied that the person is suitable for appointment to the <text:hidden-text text:condition="ooow:" text:string-value="P4:L33" text:is-hidden="true"/>rank of Deputy Garda Commissioner by reason of his or her <text:hidden-text text:condition="ooow:" text:string-value="P4:L34" text:is-hidden="true"/>possessing such relevant experience, qualifications, training or <text:hidden-text text:condition="ooow:" text:string-value="P4:L35" text:is-hidden="true"/>expertise as is appropriate having regard, in particular, to the functions <text:hidden-text text:condition="ooow:" text:string-value="P4:L36" text:is-hidden="true"/>that may be assigned to a member of that rank.</text:p>
      <text:p text:style-name="subsection_5f_insert"><text:hidden-text text:condition="ooow:" text:string-value="P4:L37" text:is-hidden="true"/><text:tab/>(5)<text:tab/>The Service shall provide the Authority with particulars of the <text:hidden-text text:condition="ooow:" text:string-value="P4:L38" text:is-hidden="true"/>experience, qualifications, training and expertise of a person whom it <text:hidden-text text:condition="ooow:" text:string-value="P4:L39" text:is-hidden="true"/>recommends for appointment by the Authority under subsection (1) for <text:hidden-text text:condition="ooow:" text:string-value="P4:L40" text:is-hidden="true"/>appointment to the rank of Deputy Garda Commissioner.</text:p>
      <text:p text:style-name="subsection_5f_insert"><text:hidden-text text:condition="ooow:" text:string-value="P4:L41" text:is-hidden="true"/><text:tab/>(6)<text:tab/>A person who holds the office of Deputy Garda Commissioner may <text:hidden-text text:condition="ooow:" text:string-value="P4:L42" text:is-hidden="true"/>resign from office by notice in writing addressed to the Authority and <text:soft-page-break/><text:hidden-text text:condition="ooow:" text:string-value="P5:L1" text:is-hidden="true"/>the resignation shall take effect on the date the Authority receives the <text:hidden-text text:condition="ooow:" text:string-value="P5:L2" text:is-hidden="true"/>notice or, if a date is specified in the notice and the Authority agrees to <text:hidden-text text:condition="ooow:" text:string-value="P5:L3" text:is-hidden="true"/>that date, on that date.</text:p>
      <text:p text:style-name="subsection_5f_insert"><text:hidden-text text:condition="ooow:" text:string-value="P5:L4" text:is-hidden="true"/><text:tab/>(7)<text:tab/>The Authority shall, as soon as may be, inform the Minister of the <text:hidden-text text:condition="ooow:" text:string-value="P5:L5" text:is-hidden="true"/>resignation of a person under subsection (6).”.</text:p>
      <text:p text:style-name="subsection"><text:hidden-text text:condition="ooow:" text:string-value="P5:L6" text:is-hidden="true"/><text:tab/><text:reference-mark-start text:name="subsectionnumber_4"/>(<text:sequence text:ref-name="refsubsectionnumber3" text:name="subsectionnumber" text:formula="ooow:subsectionnumber+1" style:num-format="1">2</text:sequence>)<text:reference-mark-end text:name="subsectionnumber_4"/><text:tab/>Subject to section 11 of the Principal Act, the person who, on the commencement of <text:hidden-text text:condition="ooow:" text:string-value="P5:L7" text:is-hidden="true"/>this section, holds the office of Deputy Garda Commissioner continues in office in <text:hidden-text text:condition="ooow:" text:string-value="P5:L8" text:is-hidden="true"/>accordance with the terms and conditions of his or her appointment.</text:p>
      <text:p text:style-name="shouldernote"><text:hidden-text text:condition="ooow:" text:string-value="P5:L9" text:is-hidden="true"/><text:bookmark-start text:name="toc_book_4"/>Short title, collective citation and commencement<text:bookmark-end text:name="toc_book_4"/></text:p>
      <text:p text:style-name="subsection"><text:hidden-text text:condition="ooow:" text:string-value="P5:L10" text:is-hidden="true"/><text:reference-mark-start text:name="sectionnumber_4"/><text:span text:style-name="T2"><text:sequence text:ref-name="refsectionnumber3" text:name="sectionnumber" text:formula="ooow:sectionnumber+1" style:num-format="1">4</text:sequence></text:span><text:reference-mark-end text:name="sectionnumber_4"/><text:span text:style-name="T2">.</text:span><text:tab/><text:reference-mark-start text:name="subsectionnumber_5"/>(<text:sequence text:ref-name="refsubsectionnumber4" text:name="subsectionnumber" style:num-format="1">1</text:sequence>)<text:reference-mark-end text:name="subsectionnumber_5"/><text:tab/>This Act may be cited as the Garda Síochána (Appointment of Senior Officers) Act <text:hidden-text text:condition="ooow:" text:string-value="P5:L11" text:is-hidden="true"/>2016.</text:p>
      <text:p text:style-name="subsection"><text:hidden-text text:condition="ooow:" text:string-value="P5:L12" text:is-hidden="true"/><text:tab/><text:reference-mark-start text:name="subsectionnumber_6"/>(<text:sequence text:ref-name="refsubsectionnumber5" text:name="subsectionnumber" text:formula="ooow:subsectionnumber+1" style:num-format="1">2</text:sequence>)<text:reference-mark-end text:name="subsectionnumber_6"/><text:tab/>The <text:alphabetical-index-mark-start text:id="IMark226250788"/>Garda Síochána Acts 2005 to 2015<text:alphabetical-index-mark-end text:id="IMark226250788"/> and this Act may be cited together as the <text:hidden-text text:condition="ooow:" text:string-value="P5:L13" text:is-hidden="true"/>Garda Síochána Acts 2005 to 2016 and shall be construed together as one Act.</text:p>
      <text:p text:style-name="subsection"><text:hidden-text text:condition="ooow:" text:string-value="P5:L14" text:is-hidden="true"/><text:tab/><text:reference-mark-start text:name="subsectionnumber_7"/>(<text:sequence text:ref-name="refsubsectionnumber6" text:name="subsectionnumber" text:formula="ooow:subsectionnumber+1" style:num-format="1">3</text:sequence>)<text:reference-mark-end text:name="subsectionnumber_7"/><text:tab/>This Act shall come into operation on such day as the Minister may by order appoint, <text:hidden-text text:condition="ooow:" text:string-value="P5:L15" text:is-hidden="true"/>not being longer than 90 days from its promulgation by the President.</text:p>
      <table:table table:name="Table1" table:style-name="Table1">
        <table:table-column table:style-name="Table1.A"/>
        <table:table-column table:style-name="Table1.B"/>
        <table:table-row>
          <table:table-cell table:style-name="Table1.A1" office:value-type="string">
            <text:p text:style-name="P20">Bille an Gharda Síochána (Oifigí Sinsearacha a Cheapadh), 2016</text:p>
            <text:p text:style-name="P17"><text:span text:style-name="bold_5f_noitalic_5f_nounderline"><text:span text:style-name="T4"/></text:span></text:p>
            <text:p text:style-name="P22"><text:s text:c="23"/></text:p>
            <text:p text:style-name="P19">BILLE</text:p>
            <text:p text:style-name="P24">(mar a tionscnaíodh)</text:p>
            <text:p text:style-name="P24">d<text:span text:style-name="T7">á ngairtear</text:span></text:p>
            <text:p text:style-name="P17"/>
            <text:p text:style-name="backpageprovision_5f_no_5f_line_5f_numbering"><text:span text:style-name="T8">Acht do leasú Achtanna an Gharda Síochána, 2005 gó 2015 chun socrú a dhéanamh maidir leis an Údarás Póilíneachta do cheapadh daoine chun céimeanna Choimisinéir an Gharda Síochána agus Leaschoimisinéir an Gharda Síochána.</text:span><text:span text:style-name="bold_5f_noitalic_5f_nounderline"><text:span text:style-name="T6"><text:line-break/></text:span></text:span></text:p>
            <text:p text:style-name="P22"/>
            <text:p text:style-name="P16">An Teachta Gearóid Mac Ádhaimh a thug isteach,</text:p>
            <text:p text:style-name="P15">29 <text:span text:style-name="T9">Meitheamh,</text:span> 2016</text:p>
            <text:p text:style-name="P23"/>
            <text:p text:style-name="P18"/>
          </table:table-cell>
          <table:table-cell table:style-name="Table1.B1" office:value-type="string">
            <text:p text:style-name="P20">Garda Síochána (Appointment of Senior Officers) Bill 2016</text:p>
            <text:p text:style-name="P17"><text:span text:style-name="bold_5f_noitalic_5f_nounderline"><text:span text:style-name="T4"/></text:span></text:p>
            <text:p text:style-name="P21"><text:s/></text:p>
            <text:p text:style-name="P19">BILL</text:p>
            <text:p text:style-name="P24">(as initiated)</text:p>
            <text:p text:style-name="P24">entitled</text:p>
            <text:p text:style-name="P17"/>
            <text:p text:style-name="backpageprovision_5f_no_5f_line_5f_numbering">An Act to amend the Garda Síochána Acts 2005 to 2015 to provide for the appointment of persons to the ranks of Garda Commissioner and Deputy Garda Commissioner by An tÚdarás Póilíneachta.<text:span text:style-name="bold_5f_noitalic_5f_nounderline"><text:span text:style-name="T4"><text:line-break/></text:span></text:span></text:p>
            <text:p text:style-name="P21"/>
            <text:p text:style-name="P16">Introduced by Deputy Gerry Adams,</text:p>
            <text:p text:style-name="P15">29<text:span text:style-name="T9">th June,</text:span> 2016</text:p>
            <text:p text:style-name="P21"/>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1"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1"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1"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2"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2"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1"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1"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1"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1"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1"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1"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1"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1"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1"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3"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1"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1"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1"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2"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1"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1"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1"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1"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1"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1"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1"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2"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1"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1"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1"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1"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1"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1"/>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1"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2"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3"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1"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3"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1"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1"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51 of 2016" text:name="Footer"/>
        </text:user-field-decls>
        <text:p text:style-name="P2"><text:span text:style-name="T1"><text:tab/>[</text:span><text:span text:style-name="T1"><text:user-field-get text:name="Footer">No. 51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51 of 2016]</text:p>
      </style:footer>
    </style:master-page>
    <style:master-page style:name="backcover" style:page-layout-name="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22:42</dc:date>
    <meta:printed-by>Nici Higgins</meta:printed-by>
    <meta:print-date>2009-05-27T14:24:24</meta:print-date>
    <meta:editing-cycles>615</meta:editing-cycles>
    <meta:editing-duration>P2DT5H45M3S</meta:editing-duration>
    <meta:user-defined meta:name="Info 1"/>
    <meta:user-defined meta:name="Info 2"/>
    <meta:user-defined meta:name="Info 3"/>
    <meta:user-defined meta:name="Info 4"/>
    <meta:document-statistic meta:table-count="1" meta:image-count="0" meta:object-count="0" meta:page-count="8" meta:paragraph-count="77" meta:word-count="1004" meta:character-count="6306"/>
  </office:meta>
</office:document-meta>
</file>